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02:11:1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HelloWorld.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Build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2:11:20Z</meta:creation-date>
    <dc:date>2021-05-20T02:11:20Z</dc:date>
    <meta:user-defined meta:name="date" meta:value-type="string">May  20, 2021 (02:11:1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